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66mm" table:align="left" style:writing-mode="lr-tb"/>
    </style:style>
    <style:style style:name="Table1.A" style:family="table-column">
      <style:table-column-properties style:column-width="92.82mm"/>
    </style:style>
    <style:style style:name="Table1.B" style:family="table-column">
      <style:table-column-properties style:column-width="8.4mm"/>
    </style:style>
    <style:style style:name="Table1.C" style:family="table-column">
      <style:table-column-properties style:column-width="26.23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82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B2" style:family="table-cell">
      <style:table-cell-properties fo:padding="0mm" fo:border-left="0.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47mm" fo:keep-together="auto"/>
    </style:style>
    <style:style style:name="Table1.A3" style:family="table-cell">
      <style:table-cell-properties fo:padding="0mm" fo:border-left="none" fo:border-right="none" fo:border-top="0.5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Table2" style:family="table">
      <style:table-properties style:width="161.1mm" fo:margin-left="0mm" table:align="left" style:writing-mode="lr-tb"/>
    </style:style>
    <style:style style:name="Table2.A" style:family="table-column">
      <style:table-column-properties style:column-width="135.22mm"/>
    </style:style>
    <style:style style:name="Table2.B" style:family="table-column">
      <style:table-column-properties style:column-width="25.88mm"/>
    </style:style>
    <style:style style:name="Table2.1" style:family="table-row">
      <style:table-row-properties style:row-height="14.23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2.2" style:family="table-row">
      <style:table-row-properties style:row-height="20.64mm" fo:keep-together="auto"/>
    </style:style>
    <style:style style:name="Table2.B2" style:family="table-cell">
      <style:table-cell-properties fo:padding="0mm" fo:border-left="1.5pt solid #000001" fo:border-right="none" fo:border-top="1.5pt solid #000001" fo:border-bottom="none"/>
    </style:style>
    <style:style style:name="Table3" style:family="table">
      <style:table-properties style:width="161.1mm" fo:margin-left="0mm" table:align="left" style:writing-mode="lr-tb"/>
    </style:style>
    <style:style style:name="Table3.A" style:family="table-column">
      <style:table-column-properties style:column-width="135.04mm"/>
    </style:style>
    <style:style style:name="Table3.B" style:family="table-column">
      <style:table-column-properties style:column-width="26.05mm"/>
    </style:style>
    <style:style style:name="Table3.1" style:family="table-row">
      <style:table-row-properties style:row-height="0.49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13.67mm" fo:keep-together="auto"/>
    </style:style>
    <style:style style:name="Table3.B2" style:family="table-cell">
      <style:table-cell-properties style:vertical-align="bottom" fo:padding="0mm" fo:border-left="1.35pt solid #000001" fo:border-right="none" fo:border-top="none" fo:border-bottom="1.5pt solid #000001"/>
    </style:style>
    <style:style style:name="Table3.3" style:family="table-row">
      <style:table-row-properties style:row-height="20.57mm" fo:keep-together="auto"/>
    </style:style>
    <style:style style:name="Table3.B3" style:family="table-cell">
      <style:table-cell-properties fo:padding="0mm" fo:border-left="1.35pt solid #000001" fo:border-right="none" fo:border-top="1.5pt solid #000001" fo:border-bottom="none"/>
    </style:style>
    <style:style style:name="Table4" style:family="table">
      <style:table-properties style:width="162.15mm" table:align="margins" style:writing-mode="lr-tb"/>
    </style:style>
    <style:style style:name="Table4.A" style:family="table-column">
      <style:table-column-properties style:column-width="81.07mm" style:rel-column-width="32767*"/>
    </style:style>
    <style:style style:name="Table4.B" style:family="table-column">
      <style:table-column-properties style:column-width="81.0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fo:color="#000000" style:font-name="Times New Roman" fo:font-size="10pt" fo:letter-spacing="0.23mm" style:font-size-asian="10pt"/>
    </style:style>
    <style:style style:name="P2" style:family="paragraph" style:parent-style-name="Standard">
      <style:paragraph-properties fo:margin-top="2.54mm" fo:margin-bottom="0mm" fo:line-height="85%" fo:text-align="center" style:justify-single-word="false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0mm" fo:margin-right="92.71mm" fo:margin-top="13.34mm" fo:margin-bottom="0mm" fo:text-indent="0mm" style:auto-text-indent="false"/>
    </style:style>
    <style:style style:name="P5" style:family="paragraph" style:parent-style-name="Standard">
      <style:paragraph-properties fo:margin-left="7.62mm" fo:margin-right="0mm" fo:margin-top="22.23mm" fo:margin-bottom="0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6" style:family="paragraph" style:parent-style-name="Standard">
      <style:paragraph-properties fo:margin-left="7.62mm" fo:margin-right="0mm" fo:margin-top="41.91mm" fo:margin-bottom="0mm" fo:text-indent="0mm" style:auto-text-indent="false">
        <style:tab-stops>
          <style:tab-stop style:position="37.43mm" style:leader-style="dotted" style:leader-text="."/>
          <style:tab-stop style:position="98.83mm" style:type="right" style:leader-style="dotted" style:leader-text="."/>
          <style:tab-stop style:position="108.1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.35mm" fo:margin-right="0mm" fo:line-height="83%" fo:text-indent="0mm" style:auto-text-indent="false"/>
    </style:style>
    <style:style style:name="P8" style:family="paragraph" style:parent-style-name="Standard">
      <style:paragraph-properties fo:margin-left="12.7mm" fo:margin-right="1.27mm" fo:text-indent="-5.08mm" style:auto-text-indent="false"/>
    </style:style>
    <style:style style:name="P9" style:family="paragraph" style:parent-style-name="Standard">
      <style:paragraph-properties fo:margin-left="85.09mm" fo:margin-right="0mm" fo:margin-top="13.97mm" fo:margin-bottom="0mm" fo:text-indent="0mm" style:auto-text-indent="false">
        <style:tab-stops>
          <style:tab-stop style:position="98.83mm" style:type="right"/>
          <style:tab-stop style:position="160.57mm" style:type="right" style:leader-style="dotted" style:leader-text="."/>
        </style:tab-stops>
      </style:paragraph-properties>
    </style:style>
    <style:style style:name="P10" style:family="paragraph" style:parent-style-name="Frame_20_contents">
      <style:paragraph-properties fo:margin-left="0mm" fo:margin-right="34.29mm" fo:line-height="5.82mm" fo:text-indent="0mm" style:auto-text-indent="false"/>
    </style:style>
    <style:style style:name="P11" style:family="paragraph" style:parent-style-name="Standard" style:master-page-name="Standard">
      <style:paragraph-properties fo:margin-top="0.07mm" fo:margin-bottom="0mm" fo:line-height="0.35mm" style:page-number="auto"/>
    </style:style>
    <style:style style:name="P12" style:family="paragraph" style:parent-style-name="Standard">
      <style:paragraph-properties fo:margin-top="1.91mm" fo:margin-bottom="0mm" fo:line-height="150%" fo:text-align="center" style:justify-single-word="false"/>
      <style:text-properties fo:color="#000000" style:font-name="Times New Roman" fo:font-size="7.5pt" fo:letter-spacing="0.21mm" style:font-size-asian="7.5pt" style:text-scale="105%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9mm" style:font-size-asian="10pt"/>
    </style:style>
    <style:style style:name="P14" style:family="paragraph" style:parent-style-name="Standard">
      <style:text-properties fo:color="#000000" style:font-name="Times New Roman" fo:font-size="10pt" fo:letter-spacing="0.18mm" style:font-size-asian="10pt"/>
    </style:style>
    <style:style style:name="P15" style:family="paragraph" style:parent-style-name="Standard">
      <style:text-properties fo:color="#000000" style:font-name="Times New Roman" fo:font-size="10pt" fo:letter-spacing="0.23mm" style:font-size-asian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 style:text-scale="110%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18" style:family="paragraph" style:parent-style-name="Standard">
      <style:paragraph-properties fo:margin-top="8.89mm" fo:margin-bottom="0mm" fo:line-height="110%" fo:text-align="center" style:justify-single-word="false"/>
      <style:text-properties fo:color="#000000" style:font-name="Times New Roman" fo:font-size="8.5pt" style:font-size-asian="8.5pt" style:text-scale="105%"/>
    </style:style>
    <style:style style:name="P19" style:family="paragraph" style:parent-style-name="Standard">
      <style:paragraph-properties fo:margin-top="0.64mm" fo:margin-bottom="0mm" fo:line-height="82%"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20" style:family="paragraph" style:parent-style-name="Standard">
      <style:paragraph-properties fo:margin-left="0mm" fo:margin-right="7.62mm" fo:line-height="85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1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 style:text-scale="105%"/>
    </style:style>
    <style:style style:name="P22" style:family="paragraph" style:parent-style-name="Standard">
      <style:paragraph-properties fo:margin-top="7.62mm" fo:margin-bottom="0mm"/>
      <style:text-properties fo:color="#000000" style:font-name="Times New Roman" fo:font-size="10pt" fo:letter-spacing="0.14mm" style:font-size-asian="10pt"/>
    </style:style>
    <style:style style:name="P23" style:family="paragraph" style:parent-style-name="Standard">
      <style:paragraph-properties fo:margin-left="6.35mm" fo:margin-right="0mm" fo:margin-top="12.7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24" style:family="paragraph" style:parent-style-name="Standard">
      <style:paragraph-properties fo:margin-left="6.35mm" fo:margin-right="0mm" fo:margin-top="8.26mm" fo:margin-bottom="0mm" fo:text-indent="0mm" style:auto-text-indent="false">
        <style:tab-stops>
          <style:tab-stop style:position="159.77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5" style:family="paragraph" style:parent-style-name="Standard">
      <style:paragraph-properties fo:margin-left="6.35mm" fo:margin-right="0mm" fo:margin-top="8.89mm" fo:margin-bottom="0mm" fo:line-height="116%" fo:text-indent="0mm" style:auto-text-indent="false"/>
      <style:text-properties fo:color="#000000" style:font-name="Times New Roman" fo:font-size="10pt" fo:letter-spacing="0.23mm" style:font-size-asian="10pt"/>
    </style:style>
    <style:style style:name="P26" style:family="paragraph" style:parent-style-name="Standard">
      <style:paragraph-properties fo:margin-left="6.35mm" fo:margin-right="0mm" fo:margin-top="32.39mm" fo:margin-bottom="0mm" fo:line-height="115%" fo:text-indent="0mm" style:auto-text-indent="false"/>
      <style:text-properties fo:color="#000000" style:font-name="Times New Roman" fo:font-size="10pt" fo:letter-spacing="0.23mm" style:font-size-asian="10pt"/>
    </style:style>
    <style:style style:name="P27" style:family="paragraph" style:parent-style-name="Standard">
      <style:paragraph-properties fo:margin-left="6.35mm" fo:margin-right="0mm" fo:margin-top="16.51mm" fo:margin-bottom="6.35mm" fo:text-indent="0mm" style:auto-text-indent="false">
        <style:tab-stops>
          <style:tab-stop style:position="158.91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8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29" style:family="paragraph" style:parent-style-name="Standard">
      <style:paragraph-properties fo:margin-left="0.28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30" style:family="paragraph" style:parent-style-name="Standard">
      <style:paragraph-properties fo:margin-left="0.28mm" fo:margin-right="0mm" fo:margin-top="10.8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31" style:family="paragraph" style:parent-style-name="Standard">
      <style:paragraph-properties fo:margin-left="0.28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2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style:font-size-asian="9pt"/>
    </style:style>
    <style:style style:name="P33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0%"/>
    </style:style>
    <style:style style:name="P34" style:family="paragraph" style:parent-style-name="Standard" style:master-page-name="Converted2">
      <style:paragraph-properties style:page-number="auto"/>
      <style:text-properties fo:font-size="1pt" style:font-size-asian="1pt"/>
    </style:style>
    <style:style style:name="P35" style:family="paragraph" style:parent-style-name="Standard">
      <style:paragraph-properties fo:margin-left="0.35mm" fo:margin-right="0mm" fo:margin-top="10.16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36" style:family="paragraph" style:parent-style-name="Standard">
      <style:paragraph-properties fo:margin-left="0.35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7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38" style:family="paragraph" style:parent-style-name="Standard">
      <style:paragraph-properties fo:margin-left="0mm" fo:margin-right="1.27mm" fo:margin-top="3.81mm" fo:margin-bottom="53.98mm" fo:line-height="112%" fo:text-align="end" style:justify-single-word="false" fo:text-indent="0mm" style:auto-text-indent="false"/>
      <style:text-properties fo:color="#000000" style:font-name="Times New Roman" fo:font-size="10pt" fo:letter-spacing="0.18mm" style:font-size-asian="10pt"/>
    </style:style>
    <style:style style:name="P39" style:family="paragraph" style:parent-style-name="Standard">
      <style:paragraph-properties fo:margin-left="7.62mm" fo:margin-right="0mm" fo:margin-top="0mm" fo:margin-bottom="52.71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40" style:family="paragraph" style:parent-style-name="Standard">
      <style:paragraph-properties fo:margin-left="53.34mm" fo:margin-right="0mm" fo:margin-top="3.81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41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4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50" style:family="paragraph" style:parent-style-name="Standard">
      <style:paragraph-properties fo:margin-left="68.58mm" fo:margin-right="-2.38mm" fo:margin-top="0mm" fo:margin-bottom="6.99mm" fo:text-indent="0mm" style:auto-text-indent="false">
        <style:tab-stops>
          <style:tab-stop style:position="98.83mm" style:type="right"/>
        </style:tab-stops>
      </style:paragraph-properties>
    </style:style>
    <style:style style:name="P51" style:family="paragraph" style:parent-style-name="Frame_20_contents">
      <style:paragraph-properties fo:margin-top="1.91mm" fo:margin-bottom="0.64mm" fo:line-height="105%"/>
      <style:text-properties fo:color="#000000" style:font-name="Times New Roman" fo:font-size="10pt" fo:letter-spacing="0.14mm" style:font-size-asian="10pt"/>
    </style:style>
    <style:style style:name="P52" style:family="paragraph" style:parent-style-name="Frame_20_contents">
      <style:paragraph-properties fo:margin-top="1.91mm" fo:margin-bottom="2.12mm" fo:line-height="85%"/>
      <style:text-properties fo:color="#000000" style:font-name="Times New Roman" fo:font-size="10pt" style:font-size-asian="10pt"/>
    </style:style>
    <style:style style:name="P53" style:family="paragraph" style:parent-style-name="Frame_20_contents">
      <style:paragraph-properties fo:margin-top="3.18mm" fo:margin-bottom="2.12mm" fo:line-height="85%"/>
      <style:text-properties fo:color="#000000" style:font-name="Times New Roman" fo:font-size="10pt" style:font-size-asian="10pt"/>
    </style:style>
    <style:style style:name="P54" style:family="paragraph" style:parent-style-name="Frame_20_contents">
      <style:paragraph-properties fo:margin-top="2.54mm" fo:margin-bottom="2.12mm">
        <style:tab-stops>
          <style:tab-stop style:position="53.6mm" style:type="right"/>
        </style:tab-stops>
      </style:paragraph-properties>
      <style:text-properties fo:color="#000000" style:font-name="Times New Roman" fo:font-size="10pt" style:font-size-asian="10pt"/>
    </style:style>
    <style:style style:name="P55" style:family="paragraph" style:parent-style-name="Frame_20_contents">
      <style:paragraph-properties fo:margin-left="41.91mm" fo:margin-right="0mm" fo:margin-top="1.27mm" fo:margin-bottom="0.64mm" fo:line-height="85%" fo:text-indent="0mm" style:auto-text-indent="false"/>
      <style:text-properties fo:color="#000000" style:font-name="Times New Roman" fo:font-size="10pt" style:font-size-asian="10pt"/>
    </style:style>
    <style:style style:name="P56" style:family="paragraph" style:parent-style-name="Frame_20_contents">
      <style:text-properties fo:color="#000000" style:font-name="Times New Roman" fo:font-size="6pt" fo:letter-spacing="0.09mm" style:font-size-asian="6pt"/>
    </style:style>
    <style:style style:name="P57" style:family="paragraph" style:parent-style-name="Frame_20_contents">
      <style:paragraph-properties fo:margin-left="1.27mm" fo:margin-right="0mm" fo:text-indent="0mm" style:auto-text-indent="false"/>
      <style:text-properties fo:color="#000000" style:font-name="Times New Roman" fo:font-size="6pt" fo:letter-spacing="0.09mm" style:font-size-asian="6pt"/>
    </style:style>
    <style:style style:name="T1" style:family="text">
      <style:text-properties fo:color="#000000" style:font-name="Times New Roman" fo:font-size="10pt" fo:letter-spacing="0.07mm" style:font-size-asian="10pt"/>
    </style:style>
    <style:style style:name="T2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3" style:family="text">
      <style:text-properties fo:color="#000000" style:font-name="Times New Roman" fo:font-size="10pt" fo:letter-spacing="0.07mm" fo:font-style="italic" style:font-size-asian="10pt" style:font-style-asian="italic" style:text-scale="105%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7" style:family="text">
      <style:text-properties fo:color="#000000" style:font-name="Times New Roman" fo:font-size="10pt" fo:font-weight="bold" style:font-size-asian="10pt" style:font-weight-asian="bold"/>
    </style:style>
    <style:style style:name="T8" style:family="text">
      <style:text-properties fo:color="#000000" style:font-name="Times New Roman" fo:font-size="10pt" fo:letter-spacing="0.18mm" style:font-size-asian="10pt"/>
    </style:style>
    <style:style style:name="T9" style:family="text">
      <style:text-properties fo:color="#000000" style:font-name="Times New Roman" fo:font-size="10pt" fo:letter-spacing="0.11mm" style:font-size-asian="10pt"/>
    </style:style>
    <style:style style:name="T10" style:family="text">
      <style:text-properties fo:color="#000000" style:font-name="Times New Roman" fo:font-size="10pt" fo:letter-spacing="0.25mm" style:font-size-asian="10pt"/>
    </style:style>
    <style:style style:name="T11" style:family="text">
      <style:text-properties fo:color="#000000" style:font-name="Times New Roman" fo:font-size="10pt" fo:letter-spacing="0.23mm" style:font-size-asian="10pt"/>
    </style:style>
    <style:style style:name="T12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3" style:family="text">
      <style:text-properties fo:color="#000000" style:font-name="Times New Roman" fo:font-size="14pt" fo:font-weight="bold" style:font-size-asian="14pt" style:font-weight-asian="bold"/>
    </style:style>
    <style:style style:name="T14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23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4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2">THE COMPANIES ACT <text:line-break/>(CHAPTER 50)</text:p>
            <text:p text:style-name="P13">Sections 131 (1), (4), (5) and 133 (1)</text:p>
            <text:p text:style-name="P2"><text:span text:style-name="T12">STATEMENT OF PARTICULARS IN <text:line-break/></text:span><text:span text:style-name="T13">RESPECT OF CHARG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8">FORM</text:p>
            <text:p text:style-name="P19">34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3"/>
      <text:p text:style-name="P20">Folio No</text:p>
      <text:p text:style-name="P14">Name of Company: <text:span text:style-name="T24"><text:placeholder text:placeholder-type="text">&lt;o.name&gt;</text:placeholder></text:span></text:p>
      <text:p text:style-name="P22">Company No: <text:span text:style-name="T24"><text:placeholder text:placeholder-type="text">&lt;o.uen&gt;</text:placeholder></text:span></text:p>
      <text:p text:style-name="P4"><text:span text:style-name="T9">The Registrar of Companies &amp; Businesses, </text:span><text:span text:style-name="T4">Singapore</text:span></text:p>
      <text:p text:style-name="P23">1 The charge is given by the abovenamed company.</text:p>
      <text:p text:style-name="P24">2 The date of the creation of this charge is: <text:tab/></text:p>
      <text:p text:style-name="P25">3 The name(s) and address(es) of the person(s) entitled to the charge is/are:</text:p>
      <text:p text:style-name="P26">4 The description of the instrument creating or evidencing the charge i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<text:span text:style-name="T15">Lodged in the office of the Registrar of Companies &amp; </text:span><text:span text:style-name="T16">Businesses by</text:span></text:p>
            <text:p text:style-name="P44">Name:</text:p>
            <text:p text:style-name="P46">Address:</text:p>
            <text:p text:style-name="P47"><text:span text:style-name="T18">A/c No:<text:tab/></text:span><text:span text:style-name="T17">Tel No:</text:span></text:p>
            <text:p text:style-name="P48">Fax No: </text:p>
          </table:table-cell>
          <table:table-cell table:style-name="Table4.A1" office:value-type="string">
            <text:p text:style-name="P43">For Official Use</text:p>
            <text:p text:style-name="P49"><text:span text:style-name="T20">Date of Registration: </text:span><text:span text:style-name="T21">Receipt No:</text:span></text:p>
            <text:p text:style-name="P45">Checked By: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9">Form 34 Continuation Sheet 1</text:p>
            <text:p text:style-name="P30">Name of Company: <text:span text:style-name="T24"><text:placeholder text:placeholder-type="text">&lt;o.name&gt;</text:placeholder></text:span></text:p>
            <text:p text:style-name="P31">Company No: <text:span text:style-name="T24"><text:placeholder text:placeholder-type="text">&lt;o.uen&gt;</text:placeholder></text:span></text:p>
          </table:table-cell>
          <table:table-cell table:style-name="Table2.B1" office:value-type="string">
            <text:p text:style-name="P32">FOR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6">34</text:p>
          </table:table-cell>
        </table:table-row>
      </table:table>
      <text:p text:style-name="P3"/>
      <text:p text:style-name="P21">Folio No</text:p>
      <text:p text:style-name="P27">5 The amount secured by this charge is: <text:tab/></text:p>
      <text:p text:style-name="P5"/>
      <text:p text:style-name="P1"/>
      <text:p text:style-name="P1"><text:bookmark text:name="_GoBack"/>6 A short description of the property(ies) securing the charge is/are:</text:p>
      <text:p text:style-name="Standard"/>
      <text:p text:style-name="P3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7"><text:span text:style-name="T3">Form 34 </text:span><text:span text:style-name="T14">Continuation Sheet 2</text:span></text:p>
            <text:p text:style-name="P35">Name of Company: <text:span text:style-name="T24"><text:placeholder text:placeholder-type="text">&lt;o.name&gt;</text:placeholder></text:span></text:p>
            <text:p text:style-name="P36">Company No: <text:span text:style-name="T24"><text:placeholder text:placeholder-type="text">&lt;o.uen&gt;</text:placeholder>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covered-table-cell/>
          <table:table-cell table:style-name="Table3.B2" office:value-type="string">
            <text:p text:style-name="P33">FORM</text:p>
          </table:table-cell>
        </table:table-row>
        <table:table-row table:style-name="Table3.3">
          <table:covered-table-cell/>
          <table:table-cell table:style-name="Table3.B3" office:value-type="string">
            <text:p text:style-name="P17">34</text:p>
          </table:table-cell>
        </table:table-row>
      </table:table>
      <text:p text:style-name="P3"/>
      <text:p text:style-name="P37">Folio No</text:p>
      <text:p text:style-name="P38">7 Some of the restrictions or prohibitions, if any on the company in connection with the charge:</text:p>
      <text:p text:style-name="P39">8 Some salient covenants or terms and conditions in the instrument of charge:</text:p>
      <text:p text:style-name="P8"><text:span text:style-name="T9">9 The instrument of charge or a copy thereof is kept at the registered office of the company and is </text:span><text:span text:style-name="T11">open to the inspection of any creditor or member of the company without fee.</text:span></text:p>
      <text:p text:style-name="P6"><text:span text:style-name="T10">Dated this <text:tab/></text:span><text:span text:style-name="T8"> day of <text:tab/></text:span><text:span text:style-name="T4"> 19 <text:tab/></text:span></text:p>
      <text:p text:style-name="P9"><text:span text:style-name="T4"><text:tab/></text:span><text:span text:style-name="T10">Signature: <text:tab/></text:span></text:p>
      <text:p text:style-name="P40">Name of *Director/Secretary/</text:p>
      <text:p text:style-name="P50"><text:span text:style-name="T4"><text:tab/></text:span><text:span text:style-name="T10">Agent in Singapore: </text:span><text:span text:style-name="T22"><text:placeholder text:placeholder-type="text">&lt;get_director1(o.id)['name']&gt;</text:placeholder></text:span></text:p>
      <text:p text:style-name="P41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13mm" fo:margin-bottom="21.54mm" fo:margin-left="24.84mm" fo:margin-right="23.23mm" style:writing-mode="lr-tb" style:layout-grid-color="#c0c0c0" style:layout-grid-lines="235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79mm" fo:margin-bottom="7.99mm" fo:margin-left="24.55mm" fo:margin-right="23.51mm" style:writing-mode="lr-tb" style:layout-grid-color="#c0c0c0" style:layout-grid-lines="2725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1mm" fo:margin-bottom="10.21mm" fo:margin-left="24.69mm" fo:margin-right="20.96mm" style:writing-mode="lr-tb" style:layout-grid-color="#c0c0c0" style:layout-grid-lines="271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6T07:28:00</meta:creation-date>
    <dc:date>2016-01-05T22:37:42</dc:date>
    <meta:editing-duration>PT2M4S</meta:editing-duration>
    <meta:generator>LibreOffice/3.5$Linux_X86_64 LibreOffice_project/350m1$Build-2</meta:generator>
    <meta:document-statistic meta:table-count="4" meta:image-count="0" meta:object-count="0" meta:page-count="3" meta:paragraph-count="43" meta:word-count="244" meta:character-count="1410" meta:non-whitespace-character-count="11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